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officeooo:paragraph-rsid="001c6dfe"/>
    </style:style>
    <style:style style:name="P5" style:family="paragraph" style:parent-style-name="List_20_Paragraph" style:list-style-name="WWNum2"/>
    <style:style style:name="T1" style:family="text">
      <style:text-properties fo:language="de" fo:country="DE"/>
    </style:style>
    <style:style style:name="T2" style:family="text">
      <style:text-properties officeooo:rsid="001c6d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deas for Germany</text:span></text:p>
      <text:p text:style-name="P1"/>
      <text:list xml:id="list540436425" text:style-name="WWNum1">
        <text:list-item>
          <text:p text:style-name="P3">Get specific Verbrauch per year.</text:p>
        </text:list-item>
        <text:list-item>
          <text:p text:style-name="P3">Get the shares of the different Energietraeger – <text:span text:style-name="T2">how much energy each ET is providing.</text:span></text:p>
        </text:list-item>
        <text:list-item>
          <text:p text:style-name="P4">Get the shares of the different Energietraeger – <text:span text:style-name="T2">how much area each ET is heating.</text:span></text:p>
        </text:list-item>
        <text:list-item>
          <text:p text:style-name="P3">Get CO2 emissions.</text:p>
        </text:list-item>
        <text:list-item>
          <text:p text:style-name="P3">Make a map of Germany Bundesländer, and Landkreise.</text:p>
        </text:list-item>
      </text:list>
      <text:p text:style-name="Standard">Ideas for Berlin.</text:p>
      <text:list xml:id="list974087971" text:style-name="WWNum2">
        <text:list-item>
          <text:p text:style-name="P5">Points 1 to 3 remain the same</text:p>
        </text:list-item>
        <text:list-item>
          <text:p text:style-name="P5">Map for Berlin Bezirk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7874in" fo:margin-left="0.9839in" fo:margin-right="0.983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askar Kamble</meta:initial-creator>
    <meta:editing-cycles>2</meta:editing-cycles>
    <meta:creation-date>2019-06-10T05:57:00</meta:creation-date>
    <dc:date>2019-06-10T18:32:03.981528148</dc:date>
    <meta:editing-duration>PT2M28S</meta:editing-duration>
    <meta:generator>LibreOffice/6.0.7.3$Linux_X86_64 LibreOffice_project/00m0$Build-3</meta:generator>
    <meta:document-statistic meta:table-count="0" meta:image-count="0" meta:object-count="0" meta:page-count="1" meta:paragraph-count="9" meta:word-count="68" meta:character-count="369" meta:non-whitespace-character-count="3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